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rrayStack.pop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rrayStack.emp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rrayStack.ArrayStac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rrayStack.peek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rrayStack.ArrayStack( int initial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rrayStack.push( Object ite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rrayStack.peek( int 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rrayStack.search( Object object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1">
            <text:p text:style-name="Table_20_Contents">1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ArrayStack.ge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rrayStack.remov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